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Roboto Mono" svg:font-family="'Roboto Mono', SFMono-Regular, Consolas, Menlo, monospace"/>
    <style:font-face style:name="Roboto1" svg:font-family="Roboto, apple-system, BlinkMacSystemFont, Helvetica, Arial, sans-serif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2" svg:font-family="Roboto" style:font-family-generic="system" style:font-pitch="variable"/>
    <style:font-face style:name="Roboto Slab" svg:font-family="'Roboto Slab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heading_5f_2" style:master-page-name="Standard">
      <style:paragraph-properties style:page-number="auto"/>
    </style:style>
    <style:style style:name="P2" style:family="paragraph" style:parent-style-name="_5f_code">
      <style:text-properties officeooo:paragraph-rsid="001a7478"/>
    </style:style>
    <style:style style:name="P3" style:family="paragraph" style:parent-style-name="_5f_text">
      <style:text-properties fo:language="ru" fo:country="RU" officeooo:rsid="0014c501" officeooo:paragraph-rsid="0014c501"/>
    </style:style>
    <style:style style:name="P4" style:family="paragraph" style:parent-style-name="_5f_text">
      <style:text-properties fo:language="ru" fo:country="RU" officeooo:rsid="001ce194" officeooo:paragraph-rsid="001ce194"/>
    </style:style>
    <style:style style:name="P5" style:family="paragraph" style:parent-style-name="_5f_tex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9acc"/>
    </style:style>
    <style:style style:name="T3" style:family="text">
      <style:text-properties officeooo:rsid="001b9acc"/>
    </style:style>
    <style:style style:name="T4" style:family="text">
      <style:text-properties style:font-name="Consolas" fo:font-size="9pt" fo:language="en" fo:country="US" fo:font-weight="normal" officeooo:rsid="001b9a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ессии</text:p>
      <text:p text:style-name="P3">В web-разработке под сессией понимается промежуток времени, в течении которого пользователь находится на сайте. Сессия начинается в момент захода на сайт и заканчивается при закрытии вкладки браузера или при переходе в пределах текущей вкладки на другой ресурс, и позволяет сохранять, например, данные в действиях пользователя, которые не теряются при переходе на другую страницу.</text:p>
      <text:p text:style-name="P3">Данные хранятся на сервере, а идентификатор сессии на стороне клиента в файле cookie. Причем express-session по умолчанию использует cookie-parser для разбора файлов cookie.</text:p>
      <text:p text:style-name="P3">Для использования в Node.js сессии необходимо установить npm модуль express-session.</text:p>
      <text:p text:style-name="_5f_code">npm install express-session --save</text:p>
      <text:p text:style-name="P3">Инициализация Node.js сессии осуществляется с помощью функции промежуточной обработки.</text:p>
      <text:p text:style-name="P5"><text:span text:style-name="_5f_bold">app.js</text:span></text:p>
      <text:p text:style-name="_5f_code">const express = require('express'),</text:p>
      <text:p text:style-name="_5f_code"><text:s text:c="2"/>app = express(),</text:p>
      <text:p text:style-name="_5f_code"><text:s text:c="2"/>bodyParser = require('body-parser'),</text:p>
      <text:p text:style-name="_5f_code"><text:s text:c="2"/>session = require('express-session')</text:p>
      <text:p text:style-name="_5f_code"/>
      <text:p text:style-name="_5f_code">const host = '127.0.0.1'</text:p>
      <text:p text:style-name="_5f_code">const port = 7000</text:p>
      <text:p text:style-name="_5f_code"/>
      <text:p text:style-name="_5f_code">app.use(bodyParser.json())</text:p>
      <text:p text:style-name="_5f_code">app.use(bodyParser.urlencoded({ extended: true }))</text:p>
      <text:p text:style-name="_5f_code"/>
      <text:p text:style-name="_5f_code">app.use(session({</text:p>
      <text:p text:style-name="P2"><text:s text:c="2"/>secret: 'keyboard cat',</text:p>
      <text:p text:style-name="P2"><text:s text:c="2"/>resave: false,</text:p>
      <text:p text:style-name="P2"><text:s text:c="2"/>saveUninitialized: true,</text:p>
      <text:p text:style-name="P2"><text:s text:c="2"/>cookie: { secure: <text:span text:style-name="T4">false</text:span> } <text:s/></text:p>
      <text:p text:style-name="P2">}))</text:p>
      <text:p text:style-name="_5f_code"/>
      <text:p text:style-name="_5f_code">app.post('/ad', (req, res) =&gt; {</text:p>
      <text:p text:style-name="_5f_code"><text:s text:c="2"/>req.session.showAd = req.body.showAd</text:p>
      <text:p text:style-name="_5f_code"><text:s text:c="2"/>res.sendStatus(200)</text:p>
      <text:p text:style-name="_5f_code">})</text:p>
      <text:p text:style-name="_5f_code"/>
      <text:p text:style-name="_5f_code">app.get('/', (req, res) =&gt; {</text:p>
      <text:p text:style-name="_5f_code"><text:s text:c="2"/>console.log(req.session.showAd)</text:p>
      <text:p text:style-name="_5f_code"><text:s text:c="2"/>res.sendStatus(200)</text:p>
      <text:p text:style-name="_5f_code">})</text:p>
      <text:p text:style-name="_5f_code"/>
      <text:p text:style-name="_5f_code">app.listen(port, host, function () {</text:p>
      <text:p text:style-name="_5f_code"><text:s text:c="2"/>console.log(`Server listens http://${host}:${port}`)</text:p>
      <text:p text:style-name="_5f_code">})</text:p>
      <text:p text:style-name="_5f_comment">Модуль body-parser необходим для корректной обработки передаваемых в теле данных.</text:p>
      <text:p text:style-name="_5f_text"/>
      <text:p text:style-name="_5f_text"/>
      <text:p text:style-name="P4">Пока ничего не понятно. Налаживаем пример с обменом клиент-сервер и распечатываем запрос.</text:p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Roboto Mono" svg:font-family="'Roboto Mono', SFMono-Regular, Consolas, Menlo, monospace"/>
    <style:font-face style:name="Roboto1" svg:font-family="Roboto, apple-system, BlinkMacSystemFont, Helvetica, Arial, sans-serif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2" svg:font-family="Roboto" style:font-family-generic="system" style:font-pitch="variable"/>
    <style:font-face style:name="Roboto Slab" svg:font-family="'Roboto Slab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1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1" fo:font-family="'Calibri Light'" style:font-style-name="Обычный" style:font-family-generic="swiss" style:font-pitch="variable" fo:font-size="10pt" fo:language="none" fo:country="none" fo:font-weight="250"/>
    </style:style>
    <style:style style:name="Default_20_Paragraph_20_Font" style:display-name="Default Paragraph Font" style:family="text"/>
    <style:style style:name="_5f_ROOT" style:display-name="_ROOT" style:family="text">
      <style:text-properties style:font-name="Roboto" fo:font-family="Roboto" style:font-family-generic="roman" style:font-pitch="variable" fo:font-size="12pt" fo:font-weight="normal" style:font-name-asian="Roboto2" style:font-family-asian="Roboto" style:font-family-generic-asian="system" style:font-pitch-asian="variable" style:font-size-asian="12pt" style:font-weight-asian="normal" style:font-name-complex="Roboto2" style:font-family-complex="Roboto" style:font-family-generic-complex="system" style:font-pitch-complex="variable"/>
    </style:style>
    <style:style style:name="_5f_LOOK" style:display-name="_LOOK" style:family="text" style:parent-style-name="_5f_ROOT">
      <style:text-properties fo:color="#000000" loext:opacity="100%" style:font-name="Roboto" fo:font-family="Roboto" style:font-family-generic="roman" style:font-pitch="variable" fo:font-size="11pt" fo:font-style="normal" style:text-underline-style="none" fo:font-weight="bold" style:font-name-asian="Roboto2" style:font-family-asian="Roboto" style:font-family-generic-asian="system" style:font-pitch-asian="variable" style:font-size-asian="11pt" style:font-style-asian="normal" style:font-weight-asian="bold" style:font-name-complex="Roboto2" style:font-family-complex="Roboto" style:font-family-generic-complex="system" style:font-pitch-complex="variable"/>
    </style:style>
    <style:style style:name="_5f_EMPHASIS" style:display-name="_EMPHASIS" style:family="text">
      <style:text-properties fo:color="#000000" loext:opacity="100%" style:font-name="Calibri1" fo:font-family="Calibri" style:font-family-generic="roman" style:font-pitch="variable" fo:font-size="11pt" fo:letter-spacing="normal" fo:font-style="normal" style:text-underline-style="none" fo:font-weight="bold" fo:background-color="#deeaf6" style:font-size-asian="11pt" style:font-style-asian="normal" style:font-weight-asian="bold" style:font-name-complex="Roboto Slab" style:font-family-complex="'Roboto Slab'" style:font-family-generic-complex="system" style:font-pitch-complex="variable" style:text-scale="100%" loext:padding="0cm" loext:border="none" loext:shadow="non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1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font-weight-complex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0pt" fo:language="zxx" fo:country="none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17</meta:editing-cycles>
    <meta:print-date>1970-01-01T03:00:00</meta:print-date>
    <meta:creation-date>2019-07-03T13:26:00</meta:creation-date>
    <dc:date>2020-11-01T22:10:30.940000000</dc:date>
    <meta:editing-duration>P6DT18H26M42S</meta:editing-duration>
    <meta:generator>LibreOffice/7.0.2.2$Windows_X86_64 LibreOffice_project/8349ace3c3162073abd90d81fd06dcfb6b36b994</meta:generator>
    <meta:document-statistic meta:table-count="0" meta:image-count="0" meta:object-count="0" meta:page-count="1" meta:paragraph-count="34" meta:word-count="191" meta:character-count="1569" meta:non-whitespace-character-count="1387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